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left="0.4925in" fo:margin-right="0in" fo:text-align="start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 style:list-style-name="L2">
      <style:paragraph-properties fo:text-align="start" style:justify-single-word="false"/>
    </style:style>
    <style:style style:name="P8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</style:style>
    <style:style style:name="P9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</style:style>
    <style:style style:name="P10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</style:style>
    <style:style style:name="P11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</style:style>
    <style:style style:name="P12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</style:style>
    <style:style style:name="P13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</style:style>
    <text:list-style style:name="L1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Durtschi</text:p>
      <text:p text:style-name="P1">CS4500</text:p>
      <text:p text:style-name="P1">Artificial Intelligence</text:p>
      <text:p text:style-name="P1">Ron Peterson</text:p>
      <text:p text:style-name="P1"/>
      <text:p text:style-name="P2">Chapter 3 and 4</text:p>
      <text:p text:style-name="P2"/>
      <text:p text:style-name="P5">3.2</text:p>
      <text:p text:style-name="P4"/>
      <text:p text:style-name="P3"/>
      <text:p text:style-name="P3">3.7</text:p>
      <text:list text:style-name="L1">
        <text:list-item>
          <text:p text:style-name="P8">A goal driven search would be best for diagnosing automobile problems. <text:s/>The goal that we want to solve is the problem with the car. <text:s/>You can work backwards from the car problem to find states that could have produced the problem. <text:s/>In this case, the start state would be a problem free car.</text:p>
        </text:list-item>
        <text:list-item>
          <text:p text:style-name="P8"/>
        </text:list-item>
        <text:list-item>
          <text:p text:style-name="P8"/>
        </text:list-item>
        <text:list-item>
          <text:p text:style-name="P8">Goal driven search would be best for the theorum prover. <text:s/>The theorum is the goal in this case. <text:s/>It is easier to start with the theorum, and work backwards to see what rules could produce that theorum.</text:p>
        </text:list-item>
        <text:list-item>
          <text:p text:style-name="P8">A data driven search would be best for a sonar system. <text:s/>In this case, you have a large amount of data gathered from the sonar device, and many possible goal states (submarine, whale, fish).</text:p>
        </text:list-item>
        <text:list-item>
          <text:p text:style-name="P8"/>
        </text:list-item>
      </text:list>
      <text:p text:style-name="P4"/>
      <text:p text:style-name="P3"/>
      <text:p text:style-name="P3">4.5</text:p>
      <text:list text:style-name="L2">
        <text:list-item>
          <text:p text:style-name="P7">The number of children that can be derived from each state depends on the position of the blank space. <text:s/>If the blank space is in the middle, 6 children can be produced; if the space is 2 spaces away from either edge, 5 children can be produced; if the space is 1 space away from eight edge, 4 children can be produced; if the space is at either edge, 3 children can be produced.</text:p>
        </text:list-item>
      </text:list>
      <text:p text:style-name="P3"/>
      <text:p text:style-name="P3">4.12</text:p>
      <text:p text:style-name="P3"/>
      <text:p text:style-name="P3">4.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9-02-01T20:11:42</meta:creation-date>
    <dc:date>2009-02-02T22:29:14</dc:date>
    <dc:language>en-US</dc:language>
    <meta:editing-cycles>9</meta:editing-cycles>
    <meta:editing-duration>PT20H26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214" meta:character-count="1144"/>
  </office:meta>
</office:document-meta>
</file>